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ff0000" draw:marker-start-width="0.279cm" draw:marker-end-width="0.279cm" draw:fill-color="#ff0000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draw:marker-start="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draw:marker-start="Arrow" draw:marker-start-width="0.379cm" draw:marker-end="" draw:marker-end-width="0.379cm" draw:fill="solid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draw:marker-start="" draw:marker-start-width="0.379cm" draw:marker-end="Arrow" draw:marker-end-width="0.379cm" draw:fill="solid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221cm"/>
    </style:style>
    <style:style style:name="P1" style:family="paragraph">
      <loext:graphic-properties draw:fill-color="#ff0000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text-properties style:font-name="Times New Roman" fo:font-size="18pt" style:font-size-asian="16pt" style:font-size-complex="16pt"/>
    </style:style>
    <style:style style:name="T1" style:family="text">
      <style:text-properties style:font-name="Times New Roman" fo:font-size="18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254cm" svg:height="0.254cm" svg:x="3.286cm" svg:y="8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4.81cm" svg:y="8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6.334cm" svg:y="8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254cm" svg:height="0.254cm" svg:x="7.858cm" svg:y="8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9.382cm" svg:y="8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10.906cm" svg:y="8.1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3.287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254cm" svg:height="0.254cm" svg:x="10.907cm" svg:y="6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3.287cm" svg:y="5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10.907cm" svg:y="5.0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0.254cm" svg:height="0.254cm" svg:x="3.288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4.812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6.336cm" svg:y="3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254cm" svg:height="0.254cm" svg:x="7.86cm" svg:y="3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9.384cm" svg:y="3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10.908cm" svg:y="3.5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draw:line-skew="-0.513cm" svg:x1="3.286cm" svg:y1="8.239cm" svg:x2="3.288cm" svg:y2="3.667cm" draw:start-shape="id1" draw:start-glue-point="6" draw:end-shape="id2" draw:end-glue-point="6" svg:d="M3286 8239c-1560 0-1561-4572 2-4572" svg:viewBox="0 0 1173 4573">
          <text:p/>
        </draw:connector>
        <draw:connector draw:style-name="gr3" draw:text-style-name="P2" draw:layer="layout" draw:type="line" svg:x1="7.895cm" svg:y1="8.15cm" svg:x2="3.505cm" svg:y2="3.757cm" draw:start-shape="id3" draw:start-glue-point="5" draw:end-shape="id2" draw:end-glue-point="9" svg:d="M7895 8150l-4390-4393" svg:viewBox="0 0 4391 4394">
          <text:p/>
        </draw:connector>
        <draw:connector draw:style-name="gr4" draw:text-style-name="P2" draw:layer="layout" draw:type="line" svg:x1="8.077cm" svg:y1="3.758cm" svg:x2="10.944cm" svg:y2="6.627cm" draw:start-shape="id4" draw:start-glue-point="9" draw:end-shape="id5" draw:end-glue-point="5" svg:d="M8077 3758l2867 2869" svg:viewBox="0 0 2868 2870">
          <text:p/>
        </draw:connector>
        <draw:connector draw:style-name="gr3" draw:text-style-name="P2" draw:layer="layout" draw:type="line" svg:x1="7.987cm" svg:y1="3.795cm" svg:x2="7.985cm" svg:y2="8.113cm" draw:start-shape="id4" draw:start-glue-point="8" draw:end-shape="id3" draw:end-glue-point="4" svg:d="M7987 3795l-2 4318" svg:viewBox="0 0 3 4319">
          <text:p/>
        </draw:connector>
        <draw:frame draw:style-name="gr5" draw:text-style-name="P3" draw:layer="layout" svg:width="1.721cm" svg:height="0.954cm" svg:x="1.762cm" svg:y="8.12cm">
          <draw:text-box>
            <text:p><text:span text:style-name="T1">(0,0)</text:span></text:p>
          </draw:text-box>
        </draw:frame>
        <draw:frame draw:style-name="gr5" draw:text-style-name="P3" draw:layer="layout" svg:width="1.721cm" svg:height="0.954cm" svg:x="10.963cm" svg:y="5.72cm">
          <draw:text-box>
            <text:p><text:span text:style-name="T1">(5,1)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22T00:57:38.275000000</meta:creation-date>
    <dc:date>2020-05-22T02:27:26.915000000</dc:date>
    <meta:editing-duration>PT18M57S</meta:editing-duration>
    <meta:editing-cycles>4</meta:editing-cycles>
    <meta:generator>LibreOffice/6.3.2.2$Windows_X86_64 LibreOffice_project/98b30e735bda24bc04ab42594c85f7fd8be07b9c</meta:generator>
    <meta:document-statistic meta:object-count="22"/>
  </office:meta>
</office:document-meta>
</file>